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346in" svg:x="0.1736in" svg:y="2.5413in">
            <draw:object draw:notify-on-update-of-ranges="Sheet1.E1:Sheet1.E11 Sheet1.F1:Sheet1.F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6.6016in" svg:y="2.4469in">
            <draw:object draw:notify-on-update-of-ranges="Sheet1.D1:Sheet1.D11 Sheet1.H1:Sheet1.H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L&lt;2</text:p>
          </table:table-cell>
          <table:table-cell office:value-type="string">
            <text:p>L=1</text:p>
          </table:table-cell>
          <table:table-cell office:value-type="float" office:value="1458">
            <text:p>1458</text:p>
          </table:table-cell>
          <table:table-cell table:formula="of:=([.F1]/[.F12])*100" office:value-type="float" office:value="1.07220861738037">
            <text:p>1.0722086174</text:p>
          </table:table-cell>
          <table:table-cell table:formula="of:=[.G1]" office:value-type="float" office:value="1.07220861738037">
            <text:p>1.0722086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L&lt;3</text:p>
          </table:table-cell>
          <table:table-cell office:value-type="string">
            <text:p>L=2</text:p>
          </table:table-cell>
          <table:table-cell office:value-type="float" office:value="3770">
            <text:p>3770</text:p>
          </table:table-cell>
          <table:table-cell table:style-name="ce2" table:formula="of:=([.F2]/[.F12])*100" office:value-type="float" office:value="2.77244615056515">
            <text:p>2.7724461506</text:p>
          </table:table-cell>
          <table:table-cell table:formula="of:=[.G1]+[.G2]" office:value-type="float" office:value="3.84465476794552">
            <text:p>3.844654767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L&lt;4</text:p>
          </table:table-cell>
          <table:table-cell office:value-type="string">
            <text:p>L=3</text:p>
          </table:table-cell>
          <table:table-cell office:value-type="float" office:value="15842">
            <text:p>15842</text:p>
          </table:table-cell>
          <table:table-cell table:formula="of:=([.F3]/[.F12])*100" office:value-type="float" office:value="11.650157007229">
            <text:p>11.6501570072</text:p>
          </table:table-cell>
          <table:table-cell table:formula="of:=[.G1]+[.G2]+[.G3]" office:value-type="float" office:value="15.4948117751745">
            <text:p>15.494811775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L&lt;5</text:p>
          </table:table-cell>
          <table:table-cell office:value-type="string">
            <text:p>L=4</text:p>
          </table:table-cell>
          <table:table-cell office:value-type="float" office:value="13271">
            <text:p>13271</text:p>
          </table:table-cell>
          <table:table-cell table:style-name="ce2" table:formula="of:=([.F4]/[.F12])*100" office:value-type="float" office:value="9.75945168810349">
            <text:p>9.7594516881</text:p>
          </table:table-cell>
          <table:table-cell table:formula="of:=[.G1]+[.G2]+[.G3]+[.G4]" office:value-type="float" office:value="25.254263463278">
            <text:p>25.254263463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percentage" office:value="0.25">
            <text:p>25.00%</text:p>
          </table:table-cell>
          <table:table-cell/>
          <table:table-cell office:value-type="string">
            <text:p>L&lt;6</text:p>
          </table:table-cell>
          <table:table-cell office:value-type="string">
            <text:p>L=5</text:p>
          </table:table-cell>
          <table:table-cell office:value-type="float" office:value="9354">
            <text:p>9354</text:p>
          </table:table-cell>
          <table:table-cell table:formula="of:=([.F5]/[.F12])*100" office:value-type="float" office:value="6.878902199572">
            <text:p>6.8789021996</text:p>
          </table:table-cell>
          <table:table-cell table:formula="of:=[.G1]+[.G2]+[.G3]+[.G4]+[.G5]" office:value-type="float" office:value="32.13316566285">
            <text:p>32.133165662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L&lt;7</text:p>
          </table:table-cell>
          <table:table-cell office:value-type="string">
            <text:p>L=6</text:p>
          </table:table-cell>
          <table:table-cell office:value-type="float" office:value="11930">
            <text:p>11930</text:p>
          </table:table-cell>
          <table:table-cell table:style-name="ce2" table:formula="of:=([.F6]/[.F12])*100" office:value-type="float" office:value="8.77328450298204">
            <text:p>8.773284503</text:p>
          </table:table-cell>
          <table:table-cell table:formula="of:=[.G1]+[.G2]+[.G3]+[.G4]+[.G5]+[.G6]" office:value-type="float" office:value="40.906450165832">
            <text:p>40.906450165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L&lt;8</text:p>
          </table:table-cell>
          <table:table-cell office:value-type="string">
            <text:p>L=7</text:p>
          </table:table-cell>
          <table:table-cell office:value-type="float" office:value="11610">
            <text:p>11610</text:p>
          </table:table-cell>
          <table:table-cell table:formula="of:=([.F7]/[.F12])*100" office:value-type="float" office:value="8.53795750876961">
            <text:p>8.5379575088</text:p>
          </table:table-cell>
          <table:table-cell table:formula="of:=[.G1]+[.G2]+[.G3]+[.G4]+[.G5]+[.G6]+[.G7]" office:value-type="float" office:value="49.4444076746016">
            <text:p>49.444407674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L&lt;9</text:p>
          </table:table-cell>
          <table:table-cell office:value-type="string">
            <text:p>L=8</text:p>
          </table:table-cell>
          <table:table-cell office:value-type="float" office:value="8667">
            <text:p>8667</text:p>
          </table:table-cell>
          <table:table-cell table:style-name="ce2" table:formula="of:=([.F8]/[.F12])*100" office:value-type="float" office:value="6.3736845588722">
            <text:p>6.3736845589</text:p>
          </table:table-cell>
          <table:table-cell table:formula="of:=[.G1]+[.G2]+[.G3]+[.G4]+[.G5]+[.G6]+[.G7]+[.G8]" office:value-type="float" office:value="55.8180922334738">
            <text:p>55.818092233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L&lt;10</text:p>
          </table:table-cell>
          <table:table-cell office:value-type="string">
            <text:p>L=9</text:p>
          </table:table-cell>
          <table:table-cell office:value-type="float" office:value="9359">
            <text:p>9359</text:p>
          </table:table-cell>
          <table:table-cell table:formula="of:=([.F9]/[.F12])*100" office:value-type="float" office:value="6.88257918385657">
            <text:p>6.8825791839</text:p>
          </table:table-cell>
          <table:table-cell table:formula="of:=[.G1]+[.G2]+[.G3]+[.G4]+[.G5]+[.G6]+[.G7]+[.G8]+[.G9]" office:value-type="float" office:value="62.7006714173304">
            <text:p>62.70067141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L&lt;11</text:p>
          </table:table-cell>
          <table:table-cell office:value-type="string">
            <text:p>L=10</text:p>
          </table:table-cell>
          <table:table-cell office:value-type="float" office:value="7585">
            <text:p>7585</text:p>
          </table:table-cell>
          <table:table-cell table:style-name="ce2" table:formula="of:=([.F10]/[.F12])*100" office:value-type="float" office:value="5.57798515969143">
            <text:p>5.5779851597</text:p>
          </table:table-cell>
          <table:table-cell table:formula="of:=[.G1]+[.G2]+[.G3]+[.G4]+[.G5]+[.G6]+[.G7]+[.G8]+[.G9]+[.G10]" office:value-type="float" office:value="68.2786565770218">
            <text:p>68.278656577</text:p>
          </table:table-cell>
        </table:table-row>
        <table:table-row table:style-name="ro1">
          <table:table-cell table:number-columns-repeated="3"/>
          <table:table-cell office:value-type="string">
            <text:p>L&gt;0</text:p>
          </table:table-cell>
          <table:table-cell office:value-type="string">
            <text:p>L&gt;10</text:p>
          </table:table-cell>
          <table:table-cell office:value-type="float" office:value="43135">
            <text:p>43135</text:p>
          </table:table-cell>
          <table:table-cell table:style-name="ce2" table:formula="of:=([.F11]/[.F12])*100" office:value-type="float" office:value="31.7213434229782">
            <text:p>31.721343423</text:p>
          </table:table-cell>
          <table:table-cell table:formula="of:=[.G1]+[.G2]+[.G3]+[.G4]+[.G5]+[.G6]+[.G7]+[.G8]+[.G9]+[.G10]+[.G11]" office:value-type="float" office:value="100">
            <text:p>100</text:p>
          </table:table-cell>
        </table:table-row>
        <table:table-row table:style-name="ro2">
          <table:table-cell table:number-columns-repeated="5"/>
          <table:table-cell table:formula="of:=SUM([.F1:.F11])" office:value-type="float" office:value="135981">
            <text:p>135981</text:p>
          </table:table-cell>
          <table:table-cell table:number-columns-repeated="2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21:40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ik </meta:initial-creator>
    <meta:creation-date>2013-07-15T21:08:48</meta:creation-date>
    <dc:date>2013-07-15T21:49:42</dc:date>
    <dc:creator>Jannik </dc:creator>
    <meta:editing-duration>PT14M23S</meta:editing-duration>
    <meta:editing-cycles>4</meta:editing-cycles>
    <meta:generator>LibreOffice/4.0.2.2$Linux_X86_64 LibreOffice_project/400m0$Build-2</meta:generator>
    <meta:document-statistic meta:table-count="1" meta:cell-count="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bar" chart:style-name="ch1">
        <chart:title svg:x="3.987cm" svg:y="0.342cm" chart:style-name="ch2">
          <text:p>Distribution of third-level-domain length</text:p>
        </chart:title>
        <chart:plot-area chart:style-name="ch3" table:cell-range-address="Sheet1.E1:Sheet1.F11" chart:data-source-has-labels="column" svg:x="1.33cm" svg:y="1.631cm" svg:width="14.03cm" svg:height="6.188cm">
          <chartooo:coordinate-region svg:x="2.507cm" svg:y="1.831cm" svg:width="12.853cm" svg:height="5.341cm"/>
          <chart:axis chart:dimension="x" chart:name="primary-x" chart:style-name="ch4" chartooo:axis-type="auto">
            <chartooo:date-scale/>
            <chart:title svg:x="6.264cm" svg:y="7.998cm" chart:style-name="ch5">
              <text:p>Length of third-level-domain</text:p>
            </chart:title>
            <chart:categories table:cell-range-address="Sheet1.E1:Sheet1.E11"/>
          </chart:axis>
          <chart:axis chart:dimension="y" chart:name="primary-y" chart:style-name="ch6">
            <chart:title svg:x="0.451cm" svg:y="6.37cm" chart:style-name="ch7">
              <text:p>Count of found entries</text:p>
            </chart:title>
            <chart:grid chart:style-name="ch8" chart:class="major"/>
          </chart:axis>
          <chart:series chart:style-name="ch9" chart:values-cell-range-address="Sheet1.F1:Sheet1.F1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L=1</text:p>
                <draw:g>
                  <svg:desc>Sheet1.E1:Sheet1.E11</svg:desc>
                </draw:g>
              </table:table-cell>
              <table:table-cell office:value-type="float" office:value="1458">
                <text:p>1458</text:p>
                <draw:g>
                  <svg:desc>Sheet1.F1:Sheet1.F11</svg:desc>
                </draw:g>
              </table:table-cell>
            </table:table-row>
            <table:table-row>
              <table:table-cell office:value-type="string">
                <text:p>L=2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L=3</text:p>
              </table:table-cell>
              <table:table-cell office:value-type="float" office:value="15842">
                <text:p>15842</text:p>
              </table:table-cell>
            </table:table-row>
            <table:table-row>
              <table:table-cell office:value-type="string">
                <text:p>L=4</text:p>
              </table:table-cell>
              <table:table-cell office:value-type="float" office:value="13271">
                <text:p>13271</text:p>
              </table:table-cell>
            </table:table-row>
            <table:table-row>
              <table:table-cell office:value-type="string">
                <text:p>L=5</text:p>
              </table:table-cell>
              <table:table-cell office:value-type="float" office:value="9354">
                <text:p>9354</text:p>
              </table:table-cell>
            </table:table-row>
            <table:table-row>
              <table:table-cell office:value-type="string">
                <text:p>L=6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string">
                <text:p>L=7</text:p>
              </table:table-cell>
              <table:table-cell office:value-type="float" office:value="11610">
                <text:p>11610</text:p>
              </table:table-cell>
            </table:table-row>
            <table:table-row>
              <table:table-cell office:value-type="string">
                <text:p>L=8</text:p>
              </table:table-cell>
              <table:table-cell office:value-type="float" office:value="8667">
                <text:p>8667</text:p>
              </table:table-cell>
            </table:table-row>
            <table:table-row>
              <table:table-cell office:value-type="string">
                <text:p>L=9</text:p>
              </table:table-cell>
              <table:table-cell office:value-type="float" office:value="9359">
                <text:p>9359</text:p>
              </table:table-cell>
            </table:table-row>
            <table:table-row>
              <table:table-cell office:value-type="string">
                <text:p>L=10</text:p>
              </table:table-cell>
              <table:table-cell office:value-type="float" office:value="7585">
                <text:p>7585</text:p>
              </table:table-cell>
            </table:table-row>
            <table:table-row>
              <table:table-cell office:value-type="string">
                <text:p>L&gt;10</text:p>
              </table:table-cell>
              <table:table-cell office:value-type="float" office:value="43135">
                <text:p>43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04cm" svg:y="0.316cm" chart:style-name="ch2">
          <text:p>Distribution of third-level-domain length</text:p>
        </chart:title>
        <chart:plot-area chart:style-name="ch3" table:cell-range-address="Sheet1.D1:Sheet1.D11 Sheet1.H1:Sheet1.H11" chart:data-source-has-labels="column" svg:x="1.33cm" svg:y="1.635cm" svg:width="14.03cm" svg:height="6.209cm">
          <chartooo:coordinate-region svg:x="2.137cm" svg:y="1.834cm" svg:width="12.93cm" svg:height="5.363cm"/>
          <chart:axis chart:dimension="x" chart:name="primary-x" chart:style-name="ch4" chartooo:axis-type="auto">
            <chartooo:date-scale/>
            <chart:title svg:x="6.264cm" svg:y="8.024cm" chart:style-name="ch5">
              <text:p>Length of third-level-domain</text:p>
            </chart:title>
            <chart:categories table:cell-range-address="Sheet1.D1:Sheet1.D11"/>
          </chart:axis>
          <chart:axis chart:dimension="y" chart:name="primary-y" chart:style-name="ch6">
            <chart:title svg:x="0.451cm" svg:y="4.942cm" chart:style-name="ch7">
              <text:p>%</text:p>
            </chart:title>
            <chart:grid chart:style-name="ch8" chart:class="major"/>
          </chart:axis>
          <chart:series chart:style-name="ch9" chart:values-cell-range-address="Sheet1.H1:Sheet1.H1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L&lt;2</text:p>
                <draw:g>
                  <svg:desc>Sheet1.D1:Sheet1.D11</svg:desc>
                </draw:g>
              </table:table-cell>
              <table:table-cell office:value-type="float" office:value="1.07220861738037">
                <text:p>1.07220861738037</text:p>
                <draw:g>
                  <svg:desc>Sheet1.H1:Sheet1.H11</svg:desc>
                </draw:g>
              </table:table-cell>
            </table:table-row>
            <table:table-row>
              <table:table-cell office:value-type="string">
                <text:p>L&lt;3</text:p>
              </table:table-cell>
              <table:table-cell office:value-type="float" office:value="3.84465476794552">
                <text:p>3.84465476794552</text:p>
              </table:table-cell>
            </table:table-row>
            <table:table-row>
              <table:table-cell office:value-type="string">
                <text:p>L&lt;4</text:p>
              </table:table-cell>
              <table:table-cell office:value-type="float" office:value="15.4948117751745">
                <text:p>15.4948117751745</text:p>
              </table:table-cell>
            </table:table-row>
            <table:table-row>
              <table:table-cell office:value-type="string">
                <text:p>L&lt;5</text:p>
              </table:table-cell>
              <table:table-cell office:value-type="float" office:value="25.254263463278">
                <text:p>25.254263463278</text:p>
              </table:table-cell>
            </table:table-row>
            <table:table-row>
              <table:table-cell office:value-type="string">
                <text:p>L&lt;6</text:p>
              </table:table-cell>
              <table:table-cell office:value-type="float" office:value="32.13316566285">
                <text:p>32.13316566285</text:p>
              </table:table-cell>
            </table:table-row>
            <table:table-row>
              <table:table-cell office:value-type="string">
                <text:p>L&lt;7</text:p>
              </table:table-cell>
              <table:table-cell office:value-type="float" office:value="40.906450165832">
                <text:p>40.906450165832</text:p>
              </table:table-cell>
            </table:table-row>
            <table:table-row>
              <table:table-cell office:value-type="string">
                <text:p>L&lt;8</text:p>
              </table:table-cell>
              <table:table-cell office:value-type="float" office:value="49.4444076746016">
                <text:p>49.4444076746016</text:p>
              </table:table-cell>
            </table:table-row>
            <table:table-row>
              <table:table-cell office:value-type="string">
                <text:p>L&lt;9</text:p>
              </table:table-cell>
              <table:table-cell office:value-type="float" office:value="55.8180922334738">
                <text:p>55.8180922334738</text:p>
              </table:table-cell>
            </table:table-row>
            <table:table-row>
              <table:table-cell office:value-type="string">
                <text:p>L&lt;10</text:p>
              </table:table-cell>
              <table:table-cell office:value-type="float" office:value="62.7006714173304">
                <text:p>62.7006714173304</text:p>
              </table:table-cell>
            </table:table-row>
            <table:table-row>
              <table:table-cell office:value-type="string">
                <text:p>L&lt;11</text:p>
              </table:table-cell>
              <table:table-cell office:value-type="float" office:value="68.2786565770218">
                <text:p>68.2786565770218</text:p>
              </table:table-cell>
            </table:table-row>
            <table:table-row>
              <table:table-cell office:value-type="string">
                <text:p>L&gt;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04cm" svg:y="0.316cm" chart:style-name="ch2">
          <text:p>Distribution of third-level-domain length</text:p>
        </chart:title>
        <chart:plot-area chart:style-name="ch3" table:cell-range-address="Sheet1.D1:Sheet1.D11 Sheet1.H1:Sheet1.H11" chart:data-source-has-labels="column" svg:x="1.33cm" svg:y="1.635cm" svg:width="14.03cm" svg:height="6.209cm">
          <chartooo:coordinate-region svg:x="2.137cm" svg:y="1.834cm" svg:width="12.93cm" svg:height="5.363cm"/>
          <chart:axis chart:dimension="x" chart:name="primary-x" chart:style-name="ch4" chartooo:axis-type="auto">
            <chartooo:date-scale/>
            <chart:title svg:x="6.264cm" svg:y="8.024cm" chart:style-name="ch5">
              <text:p>Length of third-level-domain</text:p>
            </chart:title>
            <chart:categories table:cell-range-address="Sheet1.D1:Sheet1.D11"/>
          </chart:axis>
          <chart:axis chart:dimension="y" chart:name="primary-y" chart:style-name="ch6">
            <chart:title svg:x="0.451cm" svg:y="4.942cm" chart:style-name="ch7">
              <text:p>%</text:p>
            </chart:title>
            <chart:grid chart:style-name="ch8" chart:class="major"/>
          </chart:axis>
          <chart:series chart:style-name="ch9" chart:values-cell-range-address="Sheet1.H1:Sheet1.H1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L&lt;2</text:p>
                <draw:g>
                  <svg:desc>Sheet1.D1:Sheet1.D11</svg:desc>
                </draw:g>
              </table:table-cell>
              <table:table-cell office:value-type="float" office:value="1.07220861738037">
                <text:p>1.07220861738037</text:p>
                <draw:g>
                  <svg:desc>Sheet1.H1:Sheet1.H11</svg:desc>
                </draw:g>
              </table:table-cell>
            </table:table-row>
            <table:table-row>
              <table:table-cell office:value-type="string">
                <text:p>L&lt;3</text:p>
              </table:table-cell>
              <table:table-cell office:value-type="float" office:value="3.84465476794552">
                <text:p>3.84465476794552</text:p>
              </table:table-cell>
            </table:table-row>
            <table:table-row>
              <table:table-cell office:value-type="string">
                <text:p>L&lt;4</text:p>
              </table:table-cell>
              <table:table-cell office:value-type="float" office:value="15.4948117751745">
                <text:p>15.4948117751745</text:p>
              </table:table-cell>
            </table:table-row>
            <table:table-row>
              <table:table-cell office:value-type="string">
                <text:p>L&lt;5</text:p>
              </table:table-cell>
              <table:table-cell office:value-type="float" office:value="25.254263463278">
                <text:p>25.254263463278</text:p>
              </table:table-cell>
            </table:table-row>
            <table:table-row>
              <table:table-cell office:value-type="string">
                <text:p>L&lt;6</text:p>
              </table:table-cell>
              <table:table-cell office:value-type="float" office:value="32.13316566285">
                <text:p>32.13316566285</text:p>
              </table:table-cell>
            </table:table-row>
            <table:table-row>
              <table:table-cell office:value-type="string">
                <text:p>L&lt;7</text:p>
              </table:table-cell>
              <table:table-cell office:value-type="float" office:value="40.906450165832">
                <text:p>40.906450165832</text:p>
              </table:table-cell>
            </table:table-row>
            <table:table-row>
              <table:table-cell office:value-type="string">
                <text:p>L&lt;8</text:p>
              </table:table-cell>
              <table:table-cell office:value-type="float" office:value="49.4444076746016">
                <text:p>49.4444076746016</text:p>
              </table:table-cell>
            </table:table-row>
            <table:table-row>
              <table:table-cell office:value-type="string">
                <text:p>L&lt;9</text:p>
              </table:table-cell>
              <table:table-cell office:value-type="float" office:value="55.8180922334738">
                <text:p>55.8180922334738</text:p>
              </table:table-cell>
            </table:table-row>
            <table:table-row>
              <table:table-cell office:value-type="string">
                <text:p>L&lt;10</text:p>
              </table:table-cell>
              <table:table-cell office:value-type="float" office:value="62.7006714173304">
                <text:p>62.7006714173304</text:p>
              </table:table-cell>
            </table:table-row>
            <table:table-row>
              <table:table-cell office:value-type="string">
                <text:p>L&lt;11</text:p>
              </table:table-cell>
              <table:table-cell office:value-type="float" office:value="68.2786565770218">
                <text:p>68.2786565770218</text:p>
              </table:table-cell>
            </table:table-row>
            <table:table-row>
              <table:table-cell office:value-type="string">
                <text:p>L&gt;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